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margin-left="-0.0007in" fo:margin-top="0in" fo:margin-bottom="0in" table:align="left" style:writing-mode="lr-tb"/>
    </style:style>
    <style:style style:name="Table3.A" style:family="table-column">
      <style:table-column-properties style:column-width="6.9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3.A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25in" fo:margin-left="-0.0007in" fo:margin-top="0in" fo:margin-bottom="0in" table:align="left" style:writing-mode="lr-tb"/>
    </style:style>
    <style:style style:name="Table2.A" style:family="table-column">
      <style:table-column-properties style:column-width="6.9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2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Table4" style:family="table">
      <style:table-properties style:width="6.925in" fo:margin-left="-0.0007in" fo:margin-top="0in" fo:margin-bottom="0in" table:align="left" style:writing-mode="lr-tb"/>
    </style:style>
    <style:style style:name="Table4.A" style:family="table-column">
      <style:table-column-properties style:column-width="6.92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4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Table5" style:family="table">
      <style:table-properties style:width="6.925in" fo:margin-left="-0.0007in" fo:margin-top="0in" fo:margin-bottom="0in" table:align="left" style:writing-mode="lr-tb"/>
    </style:style>
    <style:style style:name="Table5.A" style:family="table-column">
      <style:table-column-properties style:column-width="6.92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5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Table6" style:family="table">
      <style:table-properties style:width="6.925in" fo:margin-left="-0.0007in" fo:margin-top="0in" fo:margin-bottom="0in" table:align="left" style:writing-mode="lr-tb"/>
    </style:style>
    <style:style style:name="Table6.A" style:family="table-column">
      <style:table-column-properties style:column-width="6.92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6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Table7" style:family="table">
      <style:table-properties style:width="6.925in" fo:margin-left="-0.0007in" fo:margin-top="0in" fo:margin-bottom="0in" table:align="left" style:writing-mode="lr-tb"/>
    </style:style>
    <style:style style:name="Table7.A" style:family="table-column">
      <style:table-column-properties style:column-width="6.925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7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P1" style:family="paragraph" style:parent-style-name="Heading_20_1">
      <style:text-properties officeooo:rsid="02708f90" officeooo:paragraph-rsid="02708f90"/>
    </style:style>
    <style:style style:name="P2" style:family="paragraph" style:parent-style-name="Heading_20_3">
      <style:text-properties officeooo:rsid="0174185e" officeooo:paragraph-rsid="0174185e"/>
    </style:style>
    <style:style style:name="P3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19d41" officeooo:paragraph-rsid="02719d41" style:font-name-asian="Microsoft YaHei" style:font-size-asian="12pt" style:font-name-complex="Lucida Sans" style:font-size-complex="12pt"/>
    </style:style>
    <style:style style:name="P4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2fca2" officeooo:paragraph-rsid="0272fca2"/>
    </style:style>
    <style:style style:name="P5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2e12" officeooo:paragraph-rsid="02762e12"/>
    </style:style>
    <style:style style:name="P6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30c54" officeooo:paragraph-rsid="02830c54"/>
    </style:style>
    <style:style style:name="P7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2e12" officeooo:paragraph-rsid="02762e12" style:font-name-asian="Microsoft YaHei" style:font-size-asian="12pt" style:font-name-complex="Lucida Sans" style:font-size-complex="12pt"/>
    </style:style>
    <style:style style:name="P8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3c10" officeooo:paragraph-rsid="027e3c10"/>
    </style:style>
    <style:style style:name="P9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cee9d" officeooo:paragraph-rsid="027cee9d" style:font-name-asian="Microsoft YaHei" style:font-size-asian="12pt" style:font-name-complex="Lucida Sans" style:font-size-complex="12pt"/>
    </style:style>
    <style:style style:name="P10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1da0d" officeooo:paragraph-rsid="0281da0d"/>
    </style:style>
    <style:style style:name="P11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</style:style>
    <style:style style:name="P12" style:family="paragraph" style:parent-style-name="Table_20_Contents" style:list-style-name="WWNum3">
      <style:paragraph-properties fo:text-align="start" style:justify-single-word="false"/>
    </style:style>
    <style:style style:name="P13" style:family="paragraph" style:parent-style-name="Table_20_Contents" style:list-style-name="WWNum3">
      <style:paragraph-properties fo:text-align="start" style:justify-single-word="false"/>
      <style:text-properties officeooo:rsid="02799341" officeooo:paragraph-rsid="02799341"/>
    </style:style>
    <style:style style:name="P14" style:family="paragraph" style:parent-style-name="Table_20_Contents" style:list-style-name="WWNum3">
      <style:paragraph-properties fo:text-align="start" style:justify-single-word="false"/>
      <style:text-properties officeooo:rsid="027f8096" officeooo:paragraph-rsid="027f8096"/>
    </style:style>
    <style:style style:name="P15" style:family="paragraph" style:parent-style-name="Table_20_Contents" style:list-style-name="WWNum3">
      <style:paragraph-properties fo:text-align="start" style:justify-single-word="false"/>
      <style:text-properties officeooo:rsid="0281da0d" officeooo:paragraph-rsid="0281da0d"/>
    </style:style>
    <style:style style:name="P16" style:family="paragraph" style:parent-style-name="Table_20_Contents" style:list-style-name="WWNum3">
      <style:paragraph-properties fo:text-align="start" style:justify-single-word="false"/>
      <style:text-properties fo:color="#81d41a" loext:opacity="100%" style:font-name="Liberation Sans" fo:font-size="12pt" officeooo:rsid="028799fa" officeooo:paragraph-rsid="028799fa" style:font-name-asian="Microsoft YaHei" style:font-size-asian="12pt" style:font-name-complex="Lucida Sans" style:font-size-complex="12pt"/>
    </style:style>
    <style:style style:name="P17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8799fa"/>
    </style:style>
    <style:style style:name="P18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8f797e"/>
    </style:style>
    <style:style style:name="P19" style:family="paragraph" style:parent-style-name="Table_20_Contents" style:list-style-name="WWNum3">
      <style:paragraph-properties fo:text-align="start" style:justify-single-word="false"/>
      <style:text-properties officeooo:rsid="02853f8f" officeooo:paragraph-rsid="0288852f"/>
    </style:style>
    <style:style style:name="P20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82ff73" officeooo:paragraph-rsid="029a2a5b"/>
    </style:style>
    <style:style style:name="P21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978f95" officeooo:paragraph-rsid="0297e6e5"/>
    </style:style>
    <style:style style:name="P22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95134c" officeooo:paragraph-rsid="0295134c"/>
    </style:style>
    <style:style style:name="P23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94a2e1" officeooo:paragraph-rsid="0294a2e1"/>
    </style:style>
    <style:style style:name="P24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95c3bc"/>
    </style:style>
    <style:style style:name="P25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95c3bc"/>
    </style:style>
    <style:style style:name="P26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94a2e1" officeooo:paragraph-rsid="0295c3bc"/>
    </style:style>
    <style:style style:name="P27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9ce66b" officeooo:paragraph-rsid="029ce66b"/>
    </style:style>
    <style:style style:name="P28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5bcf6" officeooo:paragraph-rsid="02a5bcf6"/>
    </style:style>
    <style:style style:name="P29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9fd885"/>
    </style:style>
    <style:style style:name="P30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fo:break-before="page" style:writing-mode="lr-tb"/>
      <style:text-properties officeooo:paragraph-rsid="029fd885"/>
    </style:style>
    <style:style style:name="P31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9fd885"/>
    </style:style>
    <style:style style:name="P32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a358d7" officeooo:paragraph-rsid="02a358d7"/>
    </style:style>
    <style:style style:name="P33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9ce66b" officeooo:paragraph-rsid="02a358d7"/>
    </style:style>
    <style:style style:name="P34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88138" officeooo:paragraph-rsid="02a88138"/>
    </style:style>
    <style:style style:name="P35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d0ba7" officeooo:paragraph-rsid="02ad0ba7"/>
    </style:style>
    <style:style style:name="P36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ca42e" officeooo:paragraph-rsid="02aca42e"/>
    </style:style>
    <style:style style:name="P37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df6f2" officeooo:paragraph-rsid="02adf6f2"/>
    </style:style>
    <style:style style:name="P38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e0708" officeooo:paragraph-rsid="02ae0708"/>
    </style:style>
    <style:style style:name="P39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f8a5c" officeooo:paragraph-rsid="02af8a5c"/>
    </style:style>
    <style:style style:name="P40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b02e02" officeooo:paragraph-rsid="02b02e02"/>
    </style:style>
    <style:style style:name="P41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af0d61"/>
    </style:style>
    <style:style style:name="P42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af0d61"/>
    </style:style>
    <style:style style:name="P43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a358d7" officeooo:paragraph-rsid="02af0d61"/>
    </style:style>
    <style:style style:name="P44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b0f30f" officeooo:paragraph-rsid="02b0f30f"/>
    </style:style>
    <style:style style:name="P45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b227e4"/>
    </style:style>
    <style:style style:name="P46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b5cd8c"/>
    </style:style>
    <style:style style:name="P47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a358d7" officeooo:paragraph-rsid="02b227e4"/>
    </style:style>
    <style:style style:name="P48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b0f30f" officeooo:paragraph-rsid="02b227e4"/>
    </style:style>
    <style:style style:name="P49" style:family="paragraph" style:parent-style-name="Text_20_body">
      <style:paragraph-properties fo:margin-left="0in" fo:margin-right="0in" fo:line-height="115%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841178" officeooo:paragraph-rsid="02b227e4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" style:family="text">
      <style:text-properties style:use-window-font-color="true" loext:opacity="0%" style:font-name="Liberation Sans" fo:font-size="18.2000007629395pt" fo:font-weight="bold" officeooo:rsid="0271f68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officeooo:rsid="017acb15"/>
    </style:style>
    <style:style style:name="T3" style:family="text">
      <style:text-properties style:use-window-font-color="true" loext:opacity="0%" fo:font-size="12pt" officeooo:rsid="027448d0" style:font-name-asian="Microsoft YaHei" style:font-size-asian="12pt" style:font-name-complex="Lucida Sans" style:font-size-complex="12pt"/>
    </style:style>
    <style:style style:name="T4" style:family="text">
      <style:text-properties fo:color="#81d41a" loext:opacity="100%" officeooo:rsid="027448d0"/>
    </style:style>
    <style:style style:name="T5" style:family="text">
      <style:text-properties fo:color="#81d41a" loext:opacity="100%"/>
    </style:style>
    <style:style style:name="T6" style:family="text">
      <style:text-properties officeooo:rsid="02830c54"/>
    </style:style>
    <style:style style:name="T7" style:family="text">
      <style:text-properties style:use-window-font-color="true" loext:opacity="0%" fo:font-size="12pt" officeooo:rsid="02732118" style:font-name-asian="Microsoft YaHei" style:font-size-asian="12pt" style:font-name-complex="Lucida Sans" style:font-size-complex="12pt"/>
    </style:style>
    <style:style style:name="T8" style:family="text">
      <style:text-properties fo:color="#81d41a" loext:opacity="100%" officeooo:rsid="028a3b6c"/>
    </style:style>
    <style:style style:name="T9" style:family="text">
      <style:text-properties fo:color="#81d41a" loext:opacity="100%" style:text-underline-style="solid" style:text-underline-width="auto" style:text-underline-color="font-color" officeooo:rsid="028a3b6c"/>
    </style:style>
    <style:style style:name="T10" style:family="text">
      <style:text-properties fo:color="#81d41a" loext:opacity="100%" style:text-underline-style="none" officeooo:rsid="028a3b6c"/>
    </style:style>
    <style:style style:name="T11" style:family="text">
      <style:text-properties fo:color="#81d41a" loext:opacity="100%" style:text-underline-style="none" officeooo:rsid="02948eb4"/>
    </style:style>
    <style:style style:name="T12" style:family="text">
      <style:text-properties officeooo:rsid="028a3b6c"/>
    </style:style>
    <style:style style:name="T13" style:family="text">
      <style:text-properties fo:color="#c9211e" loext:opacity="100%" fo:font-size="12pt" officeooo:rsid="02992916" style:font-name-asian="Microsoft YaHei" style:font-size-asian="12pt" style:font-name-complex="Lucida Sans" style:font-size-complex="12pt"/>
    </style:style>
    <style:style style:name="T14" style:family="text">
      <style:text-properties officeooo:rsid="0281da0d"/>
    </style:style>
    <style:style style:name="T15" style:family="text">
      <style:text-properties fo:color="#c9211e" loext:opacity="100%" officeooo:rsid="028a3b6c"/>
    </style:style>
    <style:style style:name="T16" style:family="text">
      <style:text-properties officeooo:rsid="0277cb6c"/>
    </style:style>
    <style:style style:name="T17" style:family="text">
      <style:text-properties style:use-window-font-color="true" loext:opacity="0%" style:font-name="Liberation Sans" fo:font-size="12pt" officeooo:rsid="0280e4da" style:font-name-asian="Microsoft YaHei" style:font-size-asian="12pt" style:font-name-complex="Lucida Sans" style:font-size-complex="12pt"/>
    </style:style>
    <style:style style:name="T18" style:family="text">
      <style:text-properties style:use-window-font-color="true" loext:opacity="0%" style:font-name="Liberation Sans" fo:font-size="12pt" style:font-name-asian="Microsoft YaHei" style:font-size-asian="12pt" style:font-name-complex="Lucida Sans" style:font-size-complex="12pt"/>
    </style:style>
    <style:style style:name="T19" style:family="text">
      <style:text-properties officeooo:rsid="0288852f"/>
    </style:style>
    <style:style style:name="T20" style:family="text">
      <style:text-properties officeooo:rsid="029fd885"/>
    </style:style>
    <style:style style:name="T21" style:family="text">
      <style:text-properties style:font-name="Liberation Sans" fo:font-size="12pt" officeooo:rsid="0295c3bc" style:font-name-asian="Microsoft YaHei" style:font-size-asian="12pt" style:font-name-complex="Lucida Sans" style:font-size-complex="12pt"/>
    </style:style>
    <style:style style:name="T22" style:family="text">
      <style:text-properties style:font-name="Liberation Sans" fo:font-size="12pt" officeooo:rsid="02a16d53" style:font-name-asian="Microsoft YaHei" style:font-size-asian="12pt" style:font-name-complex="Lucida Sans" style:font-size-complex="12pt"/>
    </style:style>
    <style:style style:name="T23" style:family="text">
      <style:text-properties style:font-name="Liberation Sans" fo:font-size="12pt" style:font-name-asian="Microsoft YaHei" style:font-size-asian="12pt" style:font-name-complex="Lucida Sans" style:font-size-complex="12pt"/>
    </style:style>
    <style:style style:name="T24" style:family="text">
      <style:text-properties officeooo:rsid="02a358d7"/>
    </style:style>
    <style:style style:name="T25" style:family="text">
      <style:text-properties style:font-name="Liberation Sans" fo:font-size="12pt" officeooo:rsid="029ec711" style:font-name-asian="Microsoft YaHei" style:font-size-asian="12pt" style:font-name-complex="Lucida Sans" style:font-size-complex="12pt"/>
    </style:style>
    <style:style style:name="T26" style:family="text">
      <style:text-properties officeooo:rsid="029ec711"/>
    </style:style>
    <style:style style:name="T27" style:family="text">
      <style:text-properties officeooo:rsid="02aa2203"/>
    </style:style>
    <style:style style:name="T28" style:family="text">
      <style:text-properties officeooo:rsid="02ab0ef6"/>
    </style:style>
    <style:style style:name="T29" style:family="text">
      <style:text-properties officeooo:rsid="02af0d61"/>
    </style:style>
    <style:style style:name="T30" style:family="text">
      <style:text-properties style:font-name="Liberation Sans" fo:font-size="12pt" officeooo:rsid="02af0d61" style:font-name-asian="Microsoft YaHei" style:font-size-asian="12pt" style:font-name-complex="Lucida Sans" style:font-size-complex="12pt"/>
    </style:style>
    <style:style style:name="T31" style:family="text">
      <style:text-properties officeooo:rsid="02b227e4"/>
    </style:style>
    <style:style style:name="T32" style:family="text">
      <style:text-properties style:font-name="Liberation Sans" fo:font-size="12pt" officeooo:rsid="02b5189a" style:font-name-asian="Microsoft YaHei" style:font-size-asian="12pt" style:font-name-complex="Lucida Sans" style:font-size-complex="12pt"/>
    </style:style>
    <style:style style:name="T33" style:family="text">
      <style:text-properties style:font-name="Liberation Sans" fo:font-size="12pt" officeooo:rsid="02b227e4" style:font-name-asian="Microsoft YaHei" style:font-size-asian="12pt" style:font-name-complex="Lucida Sans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ednesday<text:span text:style-name="T1">s</text:span></text:h>
      <text:h text:style-name="P2" text:outline-level="3">Chara<text:span text:style-name="T2">c</text:span>ter Note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Yorwyndell (Jdomz)</text:p>
          </table:table-cell>
          <table:table-cell table:style-name="Table1.B1" office:value-type="string">
            <text:p text:style-name="P4">Wode elf, green <text:span text:style-name="T3">mage</text:span>, <text:span text:style-name="T4">(galen)</text:span><text:span text:style-name="T5">wode is infected; wants to bring peace back</text:span></text:p>
          </table:table-cell>
        </table:table-row>
        <table:table-row>
          <table:table-cell table:style-name="Table1.A2" office:value-type="string">
            <text:p text:style-name="P5"><text:span text:style-name="T6">Clive </text:span>(<text:span text:style-name="T7">Spicysaurus</text:span>)</text:p>
          </table:table-cell>
          <table:table-cell table:style-name="Table1.B2" office:value-type="string">
            <text:p text:style-name="P6">Memonek Necro Summoner – <text:span text:style-name="T8">likes RP </text:span><text:span text:style-name="T9">away from table</text:span><text:span text:style-name="T10">; </text:span><text:span text:style-name="T11">send heads up!</text:span></text:p>
          </table:table-cell>
        </table:table-row>
        <table:table-row>
          <table:table-cell table:style-name="Table1.A2" office:value-type="string">
            <text:p text:style-name="P7"><text:span text:style-name="T6">Cal </text:span>(Cort of Keo)</text:p>
          </table:table-cell>
          <table:table-cell table:style-name="Table1.B2" office:value-type="string">
            <text:p text:style-name="P8"><text:span text:style-name="T12">Sporebearer </text:span>Vampire! <text:span text:style-name="T12">Stoic human, woodcarver – </text:span><text:span text:style-name="T13">chill</text:span></text:p>
          </table:table-cell>
        </table:table-row>
        <table:table-row>
          <table:table-cell table:style-name="Table1.A2" office:value-type="string">
            <text:p text:style-name="P9"><text:span text:style-name="T14">Praetoria </text:span>(Marlutte)</text:p>
          </table:table-cell>
          <table:table-cell table:style-name="Table1.B2" office:value-type="string">
            <text:p text:style-name="P10">Reaver Fury, revenant – <text:span text:style-name="T15">very active!</text:span></text:p>
          </table:table-cell>
        </table:table-row>
      </table:table>
      <text:list xml:id="list3709592834" text:style-name="WWNum2">
        <text:list-item>
          <text:list>
            <text:list-item>
              <text:list>
                <text:list-item>
                  <text:h text:style-name="P11" text:outline-level="3">Session 1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text:style-name="WWNum3">
              <text:list-item>
                <text:p text:style-name="P12">Safety: <text:span text:style-name="T16">Not trying to approach any line, except gore stuff and hostages (who are all adults). Feelings? X-Card: ping me to test!</text:span></text:p>
              </text:list-item>
              <text:list-item>
                <text:p text:style-name="P13">Bio-break at halfway point, 15/20 minutes.</text:p>
              </text:list-item>
              <text:list-item>
                <text:p text:style-name="P14">Owlbear quick rundown: scroll, ping, move character, change numbers, roll dice</text:p>
              </text:list-item>
              <text:list-item>
                <text:p text:style-name="P14">Rule adjudication: I’m using May packet, Forge Steel uses December. Whoever finds a <text:span text:style-name="T17">rule</text:span> first says it and that’s what we’ll do unless I feel strongly otherwise.</text:p>
              </text:list-item>
              <text:list-item>
                <text:p text:style-name="P15">Session 1, please speak in third person! <text:span text:style-name="T18">Instead of</text:span> “I’d like to go”, say “Praetoria wants to go” so we can all learn eachother’s characters. Not a hard rule!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221140969184514" text:continue-numbering="true" text:style-name="WWNum3">
              <text:list-item>
                <text:p text:style-name="P16">Everyone is good with gore, just not gratuitous</text:p>
              </text:list-item>
            </text:list>
          </table:table-cell>
        </table:table-row>
      </table:table>
      <text:p text:style-name="Standard"/>
      <text:list xml:id="list221141837337764" text:continue-list="list3709592834" text:style-name="WWNum2">
        <text:list-item>
          <text:list>
            <text:list-item>
              <text:list>
                <text:list-item>
                  <text:h text:style-name="P17" text:outline-level="3">Session <text:span text:style-name="T19">2</text:span>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text:continue-list="list221140969184514" text:style-name="WWNum3">
              <text:list-item>
                <text:p text:style-name="P18">PREP: Hawklords, Secret Tunnel, Horror</text:p>
              </text:list-item>
              <text:list-item>
                <text:p text:style-name="P19">follow Baxter into Ivywatch!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221142102018961" text:continue-numbering="true" text:style-name="WWNum3">
              <text:list-item>
                <text:p text:style-name="P20">They found the LETTER and the ROSARY</text:p>
              </text:list-item>
              <text:list-item>
                <text:p text:style-name="P21">Lewin made it back to Ivywatch Keep</text:p>
              </text:list-item>
              <text:list-item>
                <text:p text:style-name="P22">Ended Part 1 with 5 Victories, a hawk feather, Marshall and Quarry titles, and the jewel of redemption. Did not respite in Ivywatch.</text:p>
              </text:list-item>
              <text:list-item>
                <text:p text:style-name="P23"><text:span text:style-name="T5">Heroes left immediately</text:span>, they’re missing 2-3 recoveries each – going to be some serious tension when they realize the size of the cave</text:p>
              </text:list-item>
            </text:list>
          </table:table-cell>
        </table:table-row>
      </table:table>
      <text:p text:style-name="Standard"/>
      <text:list xml:id="list221143013743800" text:continue-list="list221141837337764" text:style-name="WWNum2">
        <text:list-item>
          <text:list>
            <text:list-item>
              <text:list>
                <text:list-item>
                  <text:h text:style-name="P24" text:outline-level="3">Session <text:span text:style-name="T20">3</text:span>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text:continue-list="list221142102018961" text:style-name="WWNum3">
              <text:list-item>
                <text:p text:style-name="P25">PREP: <text:span text:style-name="T21">Chapel, Mess</text:span></text:p>
              </text:list-item>
              <text:list-item>
                <text:p text:style-name="P26">Heroes have 5 Victories, start combat (S2:P2) with 10 Malice</text:p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221142044881542" text:continue-numbering="true" text:style-name="WWNum3">
              <text:list-item>
                <text:p text:style-name="P27">End in the Mess, Round 3</text:p>
              </text:list-item>
              <text:list-item>
                <text:p text:style-name="P28">Party is very damaged, looking rough for everyone. Recovery check next time.</text:p>
              </text:list-item>
            </text:list>
          </table:table-cell>
        </table:table-row>
      </table:table>
      <text:h text:style-name="P29" text:outline-level="3"/>
      <text:list xml:id="list221142863265319" text:continue-list="list221143013743800" text:style-name="WWNum2">
        <text:list-item>
          <text:list>
            <text:list-item>
              <text:list>
                <text:list-item>
                  <text:h text:style-name="P30" text:outline-level="3">Session <text:span text:style-name="T20">4</text:span>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list text:continue-list="list221142044881542" text:style-name="WWNum3">
              <text:list-item>
                <text:p text:style-name="P31">PREP: <text:span text:style-name="T22">Gaol, Tomb</text:span></text:p>
              </text:list-item>
              <text:list-item>
                <text:p text:style-name="P32"><text:span text:style-name="T22">H</text:span><text:span text:style-name="T23">eroes have 6 Victories</text:span></text:p>
              </text:list-item>
              <text:list-item>
                <text:p text:style-name="P33"><text:span text:style-name="T24">R3, </text:span>7 Malice, Tonguers <text:span text:style-name="T25">6</text:span>, <text:span text:style-name="T26">SouthBabies 18, NorthBabies 20, Tongsnap 20, Basilisk 54</text:span>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list xml:id="list221141405166307" text:continue-numbering="true" text:style-name="WWNum3">
              <text:list-item>
                <text:p text:style-name="P34">Jason’s last session! Can we find a new Green Elementalist?? <text:span text:style-name="T27">Ask the party what they’d like to do – a retainer? </text:span><text:span text:style-name="T28">Maybe respec in town w Respite?</text:span></text:p>
                <text:list>
                  <text:list-item>
                    <text:p text:style-name="P35">Send Jason a copy</text:p>
                  </text:list-item>
                </text:list>
              </text:list-item>
              <text:list-item>
                <text:p text:style-name="P36">Clive’s zombie bites off his petrified finger to stop the spread</text:p>
              </text:list-item>
              <text:list-item>
                <text:p text:style-name="P37">Party takes a Respite, gains 1 Victory from successful triage</text:p>
              </text:list-item>
              <text:list-item>
                <text:p text:style-name="P37">Father Edmund joins as a <text:span text:style-name="T23">new</text:span> character (spicy runs it), Love/Protection Conduit</text:p>
              </text:list-item>
              <text:list-item>
                <text:p text:style-name="P38">The party finds Ellyn, the luthiers daughter, among the zombies that attack at the gate</text:p>
              </text:list-item>
              <text:list-item>
                <text:p text:style-name="P39">Spicy or Karl recognized Andreja from the pastor’s story!</text:p>
              </text:list-item>
              <text:list-item>
                <text:p text:style-name="P40">Praetoria got My Life For Yours for helping the pastor!</text:p>
              </text:list-item>
            </text:list>
          </table:table-cell>
        </table:table-row>
      </table:table>
      <text:list xml:id="list221142627574032" text:continue-list="list221142863265319" text:style-name="WWNum2">
        <text:list-item>
          <text:list>
            <text:list-item>
              <text:list>
                <text:list-item>
                  <text:h text:style-name="P41" text:outline-level="3">Session <text:span text:style-name="T29">5</text:span>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list text:continue-list="list221141405166307" text:style-name="WWNum3">
              <text:list-item>
                <text:p text:style-name="P42">PREP: <text:span text:style-name="T22">Gaol, Tomb</text:span></text:p>
              </text:list-item>
              <text:list-item>
                <text:p text:style-name="P43"><text:span text:style-name="T22">H</text:span><text:span text:style-name="T23">eroes have </text:span><text:span text:style-name="T30">2</text:span><text:span text:style-name="T23"> Victories</text:span></text:p>
              </text:list-item>
            </text:list>
          </table:table-cell>
        </table:table-row>
        <table:table-row table:style-name="Table6.1">
          <table:table-cell table:style-name="Table6.A2" office:value-type="string">
            <text:list xml:id="list221141808599995" text:continue-numbering="true" text:style-name="WWNum3">
              <text:list-item>
                <text:p text:style-name="P44">We did the Gaol, met Qoroth, beat the stuff in the Tomb</text:p>
              </text:list-item>
            </text:list>
          </table:table-cell>
        </table:table-row>
      </table:table>
      <text:list text:continue-list="list221142627574032" text:style-name="WWNum2">
        <text:list-item>
          <text:list>
            <text:list-item>
              <text:list>
                <text:list-item>
                  <text:h text:style-name="P45" text:outline-level="3">Session <text:span text:style-name="T31">6</text:span></text:h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text:continue-list="list221141808599995" text:style-name="WWNum3">
              <text:list-item>
                <text:p text:style-name="P46">PREP: <text:span text:style-name="T32">Bleddyn, </text:span><text:span text:style-name="T33">Yslansh</text:span></text:p>
              </text:list-item>
              <text:list-item>
                <text:p text:style-name="P47"><text:span text:style-name="T22">H</text:span><text:span text:style-name="T23">eroes have </text:span><text:span text:style-name="T33">4</text:span><text:span text:style-name="T23"> Victories</text:span></text:p>
              </text:list-item>
            </text:list>
          </table:table-cell>
        </table:table-row>
        <table:table-row table:style-name="Table7.1">
          <table:table-cell table:style-name="Table7.A2" office:value-type="string">
            <text:list text:continue-numbering="true" text:style-name="WWNum3">
              <text:list-item>
                <text:p text:style-name="P48"/>
              </text:list-item>
            </text:list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duration>P2DT11H36M27S</meta:editing-duration>
    <meta:editing-cycles>623</meta:editing-cycles>
    <meta:generator>LibreOffice/25.2.5.2$Windows_X86_64 LibreOffice_project/03d19516eb2e1dd5d4ccd751a0d6f35f35e08022</meta:generator>
    <dc:date>2025-08-06T22:11:40.860691500</dc:date>
    <meta:document-statistic meta:table-count="7" meta:image-count="0" meta:object-count="0" meta:page-count="2" meta:paragraph-count="49" meta:word-count="437" meta:character-count="2429" meta:non-whitespace-character-count="2068"/>
  </office:meta>
</office:document-meta>
</file>